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2">
      <style:text-properties officeooo:rsid="0018c562" officeooo:paragraph-rsid="0018c562"/>
    </style:style>
    <style:style style:name="P2" style:family="paragraph" style:parent-style-name="Standard" style:list-style-name="L2">
      <style:text-properties officeooo:rsid="00199ca0" officeooo:paragraph-rsid="00199ca0"/>
    </style:style>
    <style:style style:name="P3" style:family="paragraph" style:parent-style-name="Standard" style:list-style-name="L2">
      <style:text-properties officeooo:rsid="001b1f82" officeooo:paragraph-rsid="001b1f82"/>
    </style:style>
    <style:style style:name="P4" style:family="paragraph" style:parent-style-name="Standard" style:list-style-name="L2">
      <style:text-properties officeooo:paragraph-rsid="001cc002"/>
    </style:style>
    <style:style style:name="P5" style:family="paragraph" style:parent-style-name="Standard" style:list-style-name="L2">
      <style:text-properties officeooo:rsid="001fcffd" officeooo:paragraph-rsid="001fcffd"/>
    </style:style>
    <style:style style:name="P6" style:family="paragraph" style:parent-style-name="Standard" style:list-style-name="L2">
      <style:text-properties officeooo:rsid="0021a1b9" officeooo:paragraph-rsid="0021a1b9"/>
    </style:style>
    <style:style style:name="T1" style:family="text">
      <style:text-properties officeooo:rsid="001b3e14"/>
    </style:style>
    <style:style style:name="T2" style:family="text">
      <style:text-properties officeooo:rsid="001cc002"/>
    </style:style>
    <style:style style:name="T3" style:family="text">
      <style:text-properties officeooo:rsid="001e837c"/>
    </style:style>
    <style:style style:name="T4" style:family="text">
      <style:text-properties officeooo:rsid="00213960"/>
    </style:style>
    <style:style style:name="T5" style:family="text">
      <style:text-properties officeooo:rsid="0022a050"/>
    </style:style>
    <style:style style:name="T6" style:family="text">
      <style:text-properties officeooo:rsid="0023a5d8"/>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86508462" text:style-name="L2">
        <text:list-item>
          <text:p text:style-name="P1">Działanie rekurencyjnych sieci neuronowych.</text:p>
          <text:list>
            <text:list-item>
              <text:p text:style-name="P2">W rekurencyjnej sieci neuronowej istnieje przynajmniej jedna warstwia neuronów, które oprócz połączeń z kolejną warstwą są połączone same ze sobą. Taka budowa sieci sprawia, że dane które pojawiają się na wyjściu wcześniej wpływają na wyniki sieci dla danych które pojawiły się później. Takie sieci przydają się do analizy danych sekwencyjnych.</text:p>
            </text:list-item>
          </text:list>
        </text:list-item>
        <text:list-item>
          <text:p text:style-name="P1">Działanie mechanizmu atencji.</text:p>
          <text:list>
            <text:list-item>
              <text:p text:style-name="P4"><text:span text:style-name="T2">Dane są kodowane a następnie wprowadzane do fragmentu sieci neuronowej z mechanizmem atencji. W tym fragmencie sieci </text:span><text:span text:style-name="T3">danym wejściowym przyporządkowane są wagi (określane na podstawie korelacji między tymi danymi), które określają które dane są najważniejsze. Następnie otrzymane wartości są wyprowadzane z mechanizmu atencji I wpływają na</text:span><text:span text:style-name="T2"> </text:span><text:span text:style-name="T3">aktywacje kolejnych neuronów.</text:span></text:p>
            </text:list-item>
          </text:list>
        </text:list-item>
        <text:list-item>
          <text:p text:style-name="P1">Statyczne osadzenia słów.</text:p>
          <text:list>
            <text:list-item>
              <text:p text:style-name="P3">Sposób reprezentacja słowa w sieci neuronowj, <text:span text:style-name="T1">zazwyczaj za pomocą wektora. Słowa o zbliżonym znaczeniu znajdują się bliżej siebie w przestrzeni</text:span></text:p>
            </text:list-item>
          </text:list>
        </text:list-item>
        <text:list-item>
          <text:p text:style-name="P1">Model językowy, w tym znakowy model językowy.</text:p>
          <text:list>
            <text:list-item>
              <text:p text:style-name="P5">Model który określa prawdopodobieństwo wystąpienia określonego słowa w zdaniu. W przypadku znakowego modelu językowego – określonego znaku. <text:span text:style-name="T4">Znakowy model językowy ma tą przewagę że łatwiej radzi sobie z dowolnymi słowami, I interpunkcją, jednak zazwyczaj wymaga większych modeli</text:span></text:p>
            </text:list-item>
          </text:list>
        </text:list-item>
        <text:list-item>
          <text:p text:style-name="P1">Pre-trening w kontekście modeli językowych.</text:p>
          <text:list>
            <text:list-item>
              <text:p text:style-name="P6">Najlepiej do tworzenia uniwersalnych pre treningowanych sieci nadają się znakowe modele językowe które są bardzo eleastyczne, wymagają niewielkiego fine-tuneingu do poprawnego przewidywania wyników w danym zakresie</text:p>
            </text:list-item>
          </text:list>
        </text:list-item>
        <text:list-item>
          <text:p text:style-name="P1">Wsteczna propagacja błędu w czasie.</text:p>
          <text:list>
            <text:list-item>
              <text:p text:style-name="P1">Propagacja wsteczna (ang. backpropagation lub backward propagation of errors) – podstawowy algorytm uczenia nadzorowanego wielowarstwowych, jednokierunkowych sieci neuronowych. Oparty jest na błędzie warstwy wyjściowej, który jest przesyłany wstecz i wykorzystywany do zmiany wartości wag w poprzednich warstwach. <text:span text:style-name="T6">W propagacji błędu w czasie dodatkowo optymalizuje się wagi w oparciu o poprzednie stany sieci.</text:span></text:p>
            </text:list-item>
          </text:list>
        </text:list-item>
        <text:list-item>
          <text:p text:style-name="P1">Długa pamięć krótkotrwałą (LSTM).</text:p>
          <text:list>
            <text:list-item>
              <text:p text:style-name="P1">Długa pamięć krótkotrwała (LSTM) to rodzaj rekurencyjnej sieci neuronowej (RNN), która służy do modelowania zależności czasowych w danych. W szczególności może "pamiętać" przeszłe zdarzenia lub zależności z wcześniej obserwowanych czasów. LSTM to rodzaj sieci zaprojektowanej specjalnie, aby pomóc komputerowi zapamiętać informacje na dłużej niż jest to zwykle możliwe w przypadku rekurencyjnej sieci neuronowej. Model długiej pamięci krótkotrwałej działa przy użyciu "komórek", które przechowują informacje przez długi czas; po wykryciu nowego wejścia tworzone są nowe komórki, które łączą się z istniejącymi komórkami.</text:p>
            </text:list-item>
          </text:list>
        </text:list-item>
        <text:list-item>
          <text:p text:style-name="P1">Architektura modeli: GPT, BERT.</text:p>
          <text:list>
            <text:list-item>
              <text:p text:style-name="P1">Model GPT (ang. <text:span text:style-name="Emphasis">Generative Pre-trained Transformer</text:span>) jest oparty na architekturze Transformer, która jest szeroko stosowana w modelach NLP. W przeciwieństwie do wielu innych modeli, GPT jest wstępnie uczony na dużych zbiorach danych, co oznacza, że już posiada pewną zdolność generowania tekstu. GPT jest często używany w aplikacjach takich jak chatboty, samouczące się systemy odpowiedzi i generowanie tekstów. Transformery opierają się na <text:span text:style-name="Emphasis">samo-atencji</text:span>, co oznacza, że model określa wagę słów w zdaniach, dzięki czemu lepiej rozumie ich kontekst, <text:span text:style-name="T5">jest to decoder-only transformer.</text:span></text:p>
            </text:list-item>
            <text:list-item>
              <text:p text:style-name="P1">Model BERT (ang. <text:span text:style-name="Emphasis">Bidirectional Encoder Representations From Transformers</text:span>), polega na nauce kontesktu słów, bazując na otoczeniu danego słowa, <text:span text:style-name="T5">jest to encoder-only transformer.</text:span></text:p>
            </text:list-item>
          </text:list>
        </text:list-item>
        <text:list-item>
          <text:p text:style-name="P1"><text:soft-page-break/>Duże modele językowe (LLMs).</text:p>
          <text:list>
            <text:list-item>
              <text:p text:style-name="P1">LLM, czyli Large Language Model, jest typem algorytmu sztucznej inteligencji (AI), który wykorzystuje techniki deep learningu i ogromne zbiory danych do zrozumienia, podsumowania, generowania i przewidywania nowych treści. Współczesne LLM wykorzystują sieci neuronowe transformer, zwane powszechnie transformerami. Dzięki dużej liczbie parametrów i modelowi transformera, LLM są w stanie zrozumieć i generować dokładne odpowiedzi bardzo szybko.</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5T22:04:58.204563432</meta:creation-date>
    <meta:generator>LibreOffice/6.4.7.2$Linux_X86_64 LibreOffice_project/40$Build-2</meta:generator>
    <dc:date>2023-12-05T23:33:54.415828830</dc:date>
    <meta:editing-duration>PT25M24S</meta:editing-duration>
    <meta:editing-cycles>6</meta:editing-cycles>
    <meta:document-statistic meta:table-count="0" meta:image-count="0" meta:object-count="0" meta:page-count="2" meta:paragraph-count="19" meta:word-count="529" meta:character-count="3925" meta:non-whitespace-character-count="3432"/>
  </office:meta>
</office:document-meta>
</file>